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c1d" officeooo:paragraph-rsid="00013c1d"/>
    </style:style>
    <style:style style:name="P2" style:family="paragraph" style:parent-style-name="Text_20_body">
      <style:text-properties officeooo:rsid="00013c1d" officeooo:paragraph-rsid="00013c1d"/>
    </style:style>
    <style:style style:name="P3" style:family="paragraph" style:parent-style-name="Text_20_body">
      <style:text-properties officeooo:rsid="0002e38d" officeooo:paragraph-rsid="0002e38d"/>
    </style:style>
    <style:style style:name="P4" style:family="paragraph" style:parent-style-name="Heading_20_2">
      <style:text-properties officeooo:paragraph-rsid="00013c1d"/>
    </style:style>
    <style:style style:name="T1" style:family="text">
      <style:text-properties fo:background-color="#ffff66" loext:char-shading-value="0"/>
    </style:style>
    <style:style style:name="T2" style:family="text">
      <style:text-properties fo:background-color="#00ffff" loext:char-shading-value="0"/>
    </style:style>
    <style:style style:name="T3" style:family="text">
      <style:text-properties officeooo:rsid="00013c1d" fo:background-color="#00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MODALDATATABLE</text:p>
      <text:p text:style-name="Text_20_body"/>
      <text:p text:style-name="P3">CON PEDRITO SE CREA EL MODALDATATABLE ES IMPORTANTE TENER EN CUENTA QUE LA TABLA QUE SE VA <text:s/>A DESPLEGAR</text:p>
      <text:p text:style-name="P3">DEBE CREARSELE EL JSON EN SU ARCHIVO PRINCIPAL DE JSON EJEMPLO MEDICAMENTO</text:p>
      <text:p text:style-name="Text_20_body"/>
      <text:h text:style-name="Heading_20_2" text:outline-level="2">Se crea el modulo en el Index</text:h>
      <text:p text:style-name="P1"/>
      <text:p text:style-name="P1"><text:s/>$datos['modulos'].=$ANEXOCATEGORY-&gt;call_module('<text:span text:style-name="T1">medicamentoConsultaDetail</text:span>','consultaDetail'); <text:s text:c="2"/></text:p>
      <text:p text:style-name="P1"/>
      <text:p text:style-name="P1"/>
      <text:h text:style-name="Heading_20_2" text:outline-level="2">Crea el enlace </text:h>
      <text:p text:style-name="P1"/>
      <text:p text:style-name="P1">&lt;a onclick=\"<text:span text:style-name="T1">openModalDatatableMedicamentoConsultaDetail</text:span>(0)\" data-toggle=\"<text:span text:style-name="T1">modal</text:span>\" <text:s/>href=\"#<text:span text:style-name="T1">modal-medicamentoConsultaDetail</text:span>\"&gt;&lt;i style='font-size:20px; color:#333; position: absolute;top: 10%;left: 5%;' class='fa fa-search'&gt;&lt;/i&gt;&lt;/a&gt;</text:p>
      <text:p text:style-name="P1"/>
      <text:p text:style-name="P1">en un append jquery seria asi </text:p>
      <text:p text:style-name="P1"/>
      <text:p text:style-name="P1">$( "#element-conidx" ).append( "&lt;a onclick=\"<text:span text:style-name="T1">openModalDatatableMedicamentoConsultaDetail</text:span>(0)\" data-toggle=\"<text:span text:style-name="T1">modal</text:span>\" <text:s/>href=\"#<text:span text:style-name="T1">modal-medicamentoConsultaDetail</text:span>\"&gt;&lt;i style='font-size:20px; color:#333; position: absolute;top: 10%;left: 5%;' class='fa fa-search'&gt;&lt;/i&gt;&lt;/a&gt;" );</text:p>
      <text:p text:style-name="P1"/>
      <text:p text:style-name="P1"/>
      <text:p text:style-name="P1"/>
      <text:h text:style-name="Heading_20_2" text:outline-level="2">Archivo Javascript que responde al llamado del enlace</text:h>
      <text:p text:style-name="Text_20_body"/>
      <text:p text:style-name="Text_20_body"/>
      <text:p text:style-name="P1"><text:s text:c="2"/>function <text:span text:style-name="T1">openModalDatatableMedicamentoConsultaDetail</text:span>(x) {</text:p>
      <text:p text:style-name="P1"/>
      <text:p text:style-name="P1"><text:s text:c="3"/>goto_lsdajax_<text:span text:style-name="T1">enfermedadConsulta</text:span>('<text:span text:style-name="T1">openModalDatatableMedicamentoConsultaDetail</text:span>', [x], 'content-modal-<text:span text:style-name="T1">medicamentoConsultaDetail</text:span>','<text:span text:style-name="T2">module/consultaDetail/modal/medicamentoConsultaDetail/medicamentoConsultaDetail_AJAX.php</text:span>');</text:p>
      <text:p text:style-name="P1"><text:s text:c="2"/><text:tab/></text:p>
      <text:p text:style-name="P1"/>
      <text:p text:style-name="P1"><text:s text:c="2"/>}</text:p>
      <text:p text:style-name="P1"/>
      <text:p text:style-name="P1"/>
      <text:p text:style-name="P1"/>
      <text:p text:style-name="P1">var <text:span text:style-name="T1">enfermedadConsulta</text:span> = {</text:p>
      <text:p text:style-name="P1"><text:s text:c="4"/>"url": null,</text:p>
      <text:p text:style-name="P1"><text:s text:c="4"/>"salida": null,</text:p>
      <text:p text:style-name="P1"><text:s text:c="4"/>"motivo": null,</text:p>
      <text:p text:style-name="P1"><text:s text:c="4"/>"parametro": [],</text:p>
      <text:p text:style-name="P1"><text:s text:c="4"/>"url_neta": null,</text:p>
      <text:p text:style-name="P1"><text:s text:c="4"/>"ejecutar": function () {</text:p>
      <text:p text:style-name="P1"/>
      <text:p text:style-name="P1"><text:s text:c="8"/>div = this.salida;</text:p>
      <text:p text:style-name="P1"><text:s text:c="8"/>var ajax = objetoAjax();</text:p>
      <text:p text:style-name="P1"/>
      <text:p text:style-name="P1"/>
      <text:p text:style-name="P1"/>
      <text:p text:style-name="P1"><text:s text:c="8"/>ajax.open("POST",this.url_neta, true);</text:p>
      <text:p text:style-name="P1"><text:s text:c="8"/>ajax.setRequestHeader("Content-Type", "application/x-www-form-urlencoded");</text:p>
      <text:p text:style-name="P1"><text:s text:c="8"/>ajax.send("accion=" + this.motivo + "&amp;parametro=" + this.parametro);</text:p>
      <text:p text:style-name="P1"/>
      <text:p text:style-name="P1"/>
      <text:p text:style-name="P1"><text:s text:c="8"/>ajax.onreadystatechange = function () {</text:p>
      <text:p text:style-name="P1"/>
      <text:p text:style-name="P1"><text:s text:c="12"/>if (ajax.readyState &lt; 4) {</text:p>
      <text:p text:style-name="P1"><text:s text:c="16"/>document.getElementById(div).innerHTML = "";</text:p>
      <text:p text:style-name="P1"><text:s text:c="12"/>}</text:p>
      <text:p text:style-name="P1"/>
      <text:p text:style-name="P1"><text:s text:c="12"/>if (ajax.readyState == 4) {</text:p>
      <text:p text:style-name="P1"/>
      <text:p text:style-name="P1"/>
      <text:p text:style-name="P1"><text:s text:c="16"/>if (div !== null) {</text:p>
      <text:p text:style-name="P1"/>
      <text:p text:style-name="P1"><text:s text:c="20"/>document.getElementById(div).innerHTML = ajax.responseText;</text:p>
      <text:p text:style-name="P1"><text:s text:c="16"/>}</text:p>
      <text:p text:style-name="P1"/>
      <text:p text:style-name="P1"><text:s text:c="12"/>datatable_<text:span text:style-name="T1">enfermedadConsulta</text:span>();</text:p>
      <text:p text:style-name="P1"/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};</text:p>
      <text:p text:style-name="P1"/>
      <text:p text:style-name="P1"/>
      <text:p text:style-name="P1"/>
      <text:p text:style-name="P1"/>
      <text:p text:style-name="P1">function goto_lsdajax_<text:span text:style-name="T1">enfermedadConsulta</text:span>(motivo, parametro, salida,url) {</text:p>
      <text:p text:style-name="P1"><text:s text:c="4"/>var x = enfermedadConsulta;</text:p>
      <text:p text:style-name="P1"><text:s text:c="4"/>x.parametro = parametro;</text:p>
      <text:p text:style-name="P1"><text:s text:c="4"/>x.motivo = motivo;</text:p>
      <text:p text:style-name="P1"><text:s text:c="4"/>x.salida = salida;</text:p>
      <text:p text:style-name="P1"><text:s text:c="4"/>x.url_neta = url;</text:p>
      <text:p text:style-name="P1"><text:s text:c="4"/>x.ejecutar();</text:p>
      <text:p text:style-name="P1">}</text:p>
      <text:p text:style-name="P1"/>
      <text:p text:style-name="P1"/>
      <text:p text:style-name="P1"/>
      <text:p text:style-name="P1"/>
      <text:p text:style-name="P1"><text:s/>function datatable_<text:span text:style-name="T1">enfermedadConsulta</text:span>() {</text:p>
      <text:p text:style-name="P1"/>
      <text:p text:style-name="P1"><text:s text:c="9"/>var myTable = $('#table').DataTable({</text:p>
      <text:p text:style-name="P1"><text:s text:c="13"/>bAutoWidth: false,</text:p>
      <text:p text:style-name="P1"><text:s text:c="13"/>"aaSorting": [],</text:p>
      <text:p text:style-name="P1"><text:s text:c="13"/>"iDisplayLength": 200</text:p>
      <text:p text:style-name="P1"><text:s text:c="9"/>});</text:p>
      <text:p text:style-name="P1"/>
      <text:p text:style-name="P1"/>
      <text:p text:style-name="P1"><text:s text:c="8"/>$('#table tbody').on( 'click', 'td', function () {</text:p>
      <text:p text:style-name="P1"><text:s text:c="12"/>$('#conidx').val($('#conidx').val()+' | '+myTable.cell( this ).data());</text:p>
      <text:p text:style-name="P1"><text:s text:c="8"/>} );</text:p>
      <text:p text:style-name="P1"/>
      <text:p text:style-name="P1">}</text:p>
      <text:p text:style-name="P1"/>
      <text:p text:style-name="P1"/>
      <text:h text:style-name="P4" text:outline-level="2">El php <text:s/><text:span text:style-name="T3">module/consultaDetail/modal/medicamentoConsultaDetail/medicamentoConsultaDetail_AJAX.php <text:s/></text:span></text:h>
      <text:h text:style-name="P4" text:outline-level="2">que carga el modal con el datatable </text:h>
      <text:p text:style-name="Text_20_body"/>
      <text:p text:style-name="Text_20_body"/>
      <text:p text:style-name="P2"><text:s/>if ($_POST['accion'] == "<text:span text:style-name="T1">openModalDatatableMedicamentoConsultaDetail</text:span>")</text:p>
      <text:p text:style-name="P2"><text:s/>{</text:p>
      <text:p text:style-name="P2"><text:s text:c="2"/>$<text:span text:style-name="T1">MEDICAMENTO</text:span> = new <text:span text:style-name="T1">medicamentoModelo</text:span>();</text:p>
      <text:p text:style-name="P2"><text:s text:c="2"/>$<text:span text:style-name="T1">MEDICAMENTO</text:span>-&gt;DATATABLE_CONDICIONAL=" <text:span text:style-name="T1">mdmest</text:span> in ('t') ";</text:p>
      <text:p text:style-name="P2"><text:s text:c="2"/>$JSON = $<text:span text:style-name="T1">MEDICAMENTO</text:span>-&gt;json_element($<text:span text:style-name="T1">MEDICAMENTO</text:span>-&gt;tabla,'<text:span text:style-name="T1">datatable_consulta</text:span>');</text:p>
      <text:p text:style-name="P2"><text:s text:c="2"/>echo $<text:span text:style-name="T1">MEDICAMENTO</text:span>-&gt;modal_content_view($<text:span text:style-name="T1">MEDICAMENTO</text:span>-&gt;DATATABLE__($JSON));</text:p>
      <text:p text:style-name="P2"><text:s text:c="2"/>exit;</text:p>
      <text:p text:style-name="P2"><text:s text:c="2"/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3:30:39.919821705</meta:creation-date>
    <meta:editing-duration>PT42M55S</meta:editing-duration>
    <meta:editing-cycles>3</meta:editing-cycles>
    <meta:generator>LibreOffice/4.3.3.2$Linux_X86_64 LibreOffice_project/430m0$Build-2</meta:generator>
    <meta:initial-creator>pitagora </meta:initial-creator>
    <dc:date>2016-10-10T04:28:44.846473843</dc:date>
    <dc:creator>pitagora </dc:creator>
    <meta:document-statistic meta:table-count="0" meta:image-count="0" meta:object-count="0" meta:page-count="1" meta:paragraph-count="67" meta:word-count="244" meta:character-count="3048" meta:non-whitespace-character-count="2511"/>
  </office:meta>
</office:document-meta>
</file>